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067f0" officeooo:paragraph-rsid="001067f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067f0" officeooo:paragraph-rsid="001067f0" style:font-weight-asian="bold" style:font-weight-complex="bold"/>
    </style:style>
    <style:style style:name="P3" style:family="paragraph" style:parent-style-name="Standard">
      <style:text-properties fo:font-size="14pt" officeooo:rsid="001067f0" officeooo:paragraph-rsid="001067f0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067f0" officeooo:paragraph-rsid="001067f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067f0" officeooo:paragraph-rsid="001067f0" style:font-weight-asian="normal" style:font-weight-complex="normal"/>
    </style:style>
    <style:style style:name="P6" style:family="paragraph" style:parent-style-name="Standard">
      <style:paragraph-properties fo:text-align="center" style:justify-single-word="false" fo:break-before="page"/>
      <style:text-properties fo:font-weight="bold" officeooo:rsid="001067f0" officeooo:paragraph-rsid="001067f0" style:font-weight-asian="bold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fo:font-weight="bold" officeooo:rsid="001067f0" officeooo:paragraph-rsid="001067f0" style:font-weight-asian="bold" style:font-weight-complex="bold"/>
    </style:style>
    <style:style style:name="P8" style:family="paragraph">
      <loext:graphic-properties draw:fill="none" draw:fill-color="#ffffff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text:anchor-type="paragraph" draw:z-index="0" draw:name="Shape1" draw:style-name="gr1" draw:text-style-name="P8" svg:width="1.1252in" svg:height="0.2504in" svg:x="5.6445in" svg:y="0.0256in"><draw:text-box><text:p><text:span text:style-name="T1">Master AMI2B</text:span></text:p></draw:text-box></draw:frame>Rémi MONTAGN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rojet d’Apprentissage Statistiqu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Table des matières</text:p>
      <text:p text:style-name="P1"/>
      <text:p text:style-name="P5"/>
      <text:p text:style-name="P7">I Etude descriptive des données</text:p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2:13:09.624527406</meta:creation-date>
    <dc:date>2016-11-24T19:43:27.551064084</dc:date>
    <meta:editing-duration>PT7H20M7S</meta:editing-duration>
    <meta:editing-cycles>1</meta:editing-cycles>
    <meta:document-statistic meta:table-count="0" meta:image-count="0" meta:object-count="0" meta:page-count="3" meta:paragraph-count="4" meta:word-count="13" meta:character-count="96" meta:non-whitespace-character-count="87"/>
    <meta:generator>LibreOffice/5.1.4.2$Linux_X86_64 LibreOffice_project/10m0$Build-2</meta:generator>
  </office:meta>
</office:document-meta>
</file>